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URIModule.getAttribute( String name , Configuration modeConf ,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URIModule.getAttributeValues( String name , Configuration modeConf ,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URIModule.getAttributeNames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